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Quotations">
      <style:paragraph-properties fo:margin-left="1.27cm" fo:margin-right="0cm" fo:text-indent="0cm" style:auto-text-indent="false"/>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P6" style:family="paragraph" style:parent-style-name="Text_20_body" style:list-style-name="L2">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Pour lire la suite, cliquez ici</text:h>
      <text:p text:style-name="Standard">L’intitulé de cet article, s’il devient un lien, aura toutes les chances d’être ambigu. En effet, qui n’a jamais croisé des liens dont l’intitulé se résume à <text:span text:style-name="T4">lire</text:span><text:span text:style-name="T4"> </text:span><text:span text:style-name="T4">la</text:span><text:span text:style-name="T4"> </text:span><text:span text:style-name="T4">suite</text:span>, <text:span text:style-name="T4">en</text:span><text:span text:style-name="T4"> </text:span><text:span text:style-name="T4">savoir</text:span><text:span text:style-name="T4"> </text:span><text:span text:style-name="T4">plus</text:span> ou <text:span text:style-name="T4">cliquer</text:span><text:span text:style-name="T4"> </text:span><text:span text:style-name="T4">ici</text:span>, pour ne citer que ces trois tournures fréquemment employées ? Un professionnel du marketing Web les justifiera en y voyant une invitation à l’action (le fameux <text:span text:style-name="T4">call</text:span><text:span text:style-name="T4"> </text:span><text:span text:style-name="T4">to</text:span><text:span text:style-name="T4"> </text:span><text:span text:style-name="T4">action</text:span>). Bon nombre d’utilisateurs n’y verront rien à redire, puisqu’en découvrant ces liens, ils auront certainement lu les phrases, voire les paragraphes, qui les entourent, connaissant ainsi le contexte dans lequel ces liens se trouvent. Mais, qu’en est-il d’un utilisateur de lecteur d’écran ?</text:p>
      <text:h text:style-name="Heading_20_2" text:outline-level="2">Explicitation des liens</text:h>
      <text:p text:style-name="Standard">Un utilisateur de lecteur d’écran a la faculté de consulter une page Web de façon linéaire, mais aussi et surtout de façon non linéaire, par le biais de raccourcis clavier lui permettant de parcourir la page titre par titre, liste par liste, paragraphe par paragraphe, mot par mot… et lien par lien. Par ailleurs, les lecteurs d’écran offrent la possibilité de lister, généralement sous forme de boîte de dialogue, l’ensemble des liens présents dans la page actuellement consultée. Or, lorsque les liens sont listés ainsi, ils sont isolés du contexte, si bien que des liens comme <text:span text:style-name="T4">lire</text:span><text:span text:style-name="T4"> </text:span><text:span text:style-name="T4">la</text:span><text:span text:style-name="T4"> </text:span><text:span text:style-name="T4">suite</text:span>, <text:span text:style-name="T4">en</text:span><text:span text:style-name="T4"> </text:span><text:span text:style-name="T4">savoir</text:span><text:span text:style-name="T4"> </text:span><text:span text:style-name="T4">plus</text:span> ou <text:span text:style-name="T4">cliquer</text:span><text:span text:style-name="T4"> </text:span><text:span text:style-name="T4">ici</text:span> ne sont plus du tout explicites.</text:p>
      <text:p text:style-name="Text_20_body">C’est pour cette raison que de tels liens sont fortement déconseillés. Par ailleurs, les WCAG 1.0 comportaient le <text:a xlink:type="simple" xlink:href="http://www.w3.org/TR/WCAG10/#tech-meaningful-links"><text:span text:style-name="Definition">point à contrôler (</text:span></text:a><text:a xlink:type="simple" xlink:href="http://www.w3.org/TR/WCAG10/#tech-meaningful-links"><text:span text:style-name="Definition"><text:span text:style-name="T4">checkpoint</text:span></text:span></text:a><text:a xlink:type="simple" xlink:href="http://www.w3.org/TR/WCAG10/#tech-meaningful-links"><text:span text:style-name="Definition">) 13.1</text:span></text:a>, qui disait, de façon on ne peut plus explicite (<text:a xlink:type="simple" xlink:href="http://www.la-grange.net/w3c/wcag1/wai-pageauth.html#tech-meaningful-links" office:name="Traduction en français du point à contrôler 13.1 des WCAG 1.0"><text:span text:style-name="Definition">en français</text:span></text:a>) :</text:p>
      <text:p text:style-name="P4">Identifier clairement la cible de chaque lien. [Priorité 2]</text:p>
      <text:p text:style-name="P4">Les liens textes devraient être suffisamment explicites pour être compréhensibles même lorsqu’on les lit en dehors de leur contexte — de manière isolée ou parmi d’autres liens. Les liens textes doivent également être concis.</text:p>
      <text:p text:style-name="P4">Par exemple, en HTML, écrivez “Information sur la version 4.3” au lieu de “cliquez ici”. En plus du lien en version texte, les développeurs pourraient spécifier la cible d’un lien à l’aide d’un lien informatif sous forme de titre (par ex. en HTML, l’attribut “title”).</text:p>
      <text:p text:style-name="Standard">Autrement dit, il était recommandé de formuler les liens de façon à les rendre explicites en l’absence de tout contexte, soit dans le contenu même du lien (compris entre les balises <text:span text:style-name="Teletype">&lt;a&gt;</text:span> et <text:span text:style-name="Teletype">&lt;/a&gt;</text:span>) soit via son attribut <text:span text:style-name="Teletype">title</text:span>.</text:p>
      <text:p text:style-name="Text_20_body">Bien entendu, une telle règle, qui condamne l’usage solitaire des termes <text:span text:style-name="T4">lire</text:span><text:span text:style-name="T4"> </text:span><text:span text:style-name="T4">la</text:span><text:span text:style-name="T4"> </text:span><text:span text:style-name="T4">suite</text:span> ou <text:span text:style-name="T4">cliquer</text:span><text:span text:style-name="T4"> </text:span><text:span text:style-name="T4">ici</text:span>, peut sembler rigide et froisser ceux qui sont attachés au <text:span text:style-name="T4">call</text:span><text:span text:style-name="T4"> </text:span><text:span text:style-name="T4">to</text:span><text:span text:style-name="T4"> </text:span><text:span text:style-name="T4">action</text:span> qui s’en dégage. Fort heureusement, il est désormais possible de réconcilier un lien de type <text:span text:style-name="T4">lire</text:span><text:span text:style-name="T4"> </text:span><text:span text:style-name="T4">la</text:span><text:span text:style-name="T4"> </text:span><text:span text:style-name="T4">suite</text:span> avec l’accessibilité.</text:p>
      <text:h text:style-name="Heading_20_2" text:outline-level="2">Explicitation des liens selon le contexte</text:h>
      <text:p text:style-name="Standard">Les WCAG 2.0, avec le <text:a xlink:type="simple" xlink:href="http://www.w3.org/Translations/WCAG20-fr/#navigation-mechanisms-refs"><text:span text:style-name="Definition">critère de succès 2.2.4</text:span></text:a>, de niveau A (qui correspond à un niveau minimal d’accessibilité), ont introduit la notion de lien en contexte, en se basant sur le fait que les versions les plus récentes de certains lecteurs d’écran permettent, lorsqu’on affiche la liste des liens, d’avoir <text:soft-page-break/>des informations du contexte dans lequel ils sont placés. Les informations de contexte susceptibles d’éclairer les liens sont les suivantes :</text:p>
      <text:list xml:id="list5593718145973774808" text:style-name="L1">
        <text:list-item>
          <text:p text:style-name="P5">le contenu de la phrase dans lequel le lien est présent,</text:p>
        </text:list-item>
        <text:list-item>
          <text:p text:style-name="P5">le contenu du titre de section (<text:span text:style-name="Teletype">hN</text:span>) précédant le lien,</text:p>
        </text:list-item>
        <text:list-item>
          <text:p text:style-name="P5">le contenu du paragraphe (élément <text:span text:style-name="Teletype">p</text:span>) dans lequel le lien est présent,</text:p>
        </text:list-item>
        <text:list-item>
          <text:p text:style-name="P5">le contenu de l’élément <text:span text:style-name="Teletype">li</text:span> dans lequel le lien est présent,</text:p>
        </text:list-item>
        <text:list-item>
          <text:p text:style-name="P5">le contenu de l’élément <text:span text:style-name="Teletype">td</text:span> dans lequel le lien est présent,</text:p>
        </text:list-item>
        <text:list-item>
          <text:p text:style-name="P5">le contenu du ou des éléments <text:span text:style-name="Teletype">th</text:span> associé(s) à l’élément <text:span text:style-name="Teletype">td</text:span> (grâce à l’attribut <text:span text:style-name="Teletype">scope</text:span> ou à l’utilisation conjointe des attributs <text:span text:style-name="Teletype">id</text:span> sur <text:span text:style-name="Teletype">th</text:span> et <text:span text:style-name="Teletype">headers</text:span> sur <text:span text:style-name="Teletype">td</text:span>) dans lequel le lien est présent.</text:p>
        </text:list-item>
      </text:list>
      <text:p text:style-name="Standard"/>
      <text:p text:style-name="Standard">À noter que <text:span text:style-name="T5">l’un</text:span><text:span text:style-name="T5"> </text:span><text:span text:style-name="T5">de</text:span><text:span text:style-name="T5"> </text:span><text:span text:style-name="T5">ces</text:span><text:span text:style-name="T5"> </text:span><text:span text:style-name="T5">contextes</text:span><text:span text:style-name="T5"> </text:span><text:span text:style-name="T5">doit</text:span><text:span text:style-name="T5"> </text:span><text:span text:style-name="T5">à</text:span><text:span text:style-name="T5"> </text:span><text:span text:style-name="T5">lui</text:span><text:span text:style-name="T5"> </text:span><text:span text:style-name="T5">seul</text:span><text:span text:style-name="T5"> </text:span><text:span text:style-name="T5">permettre</text:span><text:span text:style-name="T5"> </text:span><text:span text:style-name="T5">d’expliciter</text:span><text:span text:style-name="T5"> </text:span><text:span text:style-name="T5">le</text:span><text:span text:style-name="T5"> </text:span><text:span text:style-name="T5">lien</text:span>.</text:p>
      <text:p text:style-name="Text_20_body">Prenons l’exemple de ce bout de code :</text:p>
      <text:p text:style-name="Standard">&lt;h2&gt;42 passagers d’un TGV bloqués pendant 13 heures et 37 minutes&lt;/h2&gt;</text:p>
      <text:p text:style-name="Standard">&lt;p&gt;Du texte introduisant l’article&lt;/p&gt;</text:p>
      <text:p text:style-name="Standard">&lt;p&gt;&lt;a href="URL-de-l-article.html"&gt;Lire la suite&lt;/a&gt;&lt;/p&gt;</text:p>
      <text:p text:style-name="Standard">Le lien <text:span text:style-name="T4">lire</text:span><text:span text:style-name="T4"> </text:span><text:span text:style-name="T4">la</text:span><text:span text:style-name="T4"> </text:span><text:span text:style-name="T4">suite</text:span> est explicite parce que l’élément <text:span text:style-name="Teletype">h2</text:span> fournit de quoi le comprendre, en donnant à entendre que ce lien signifie lire la suite de l’article qui parle des 42 passagers d’un TGV bloqués pendant 13 heures et 37 minutes. Une telle explicitation peut également être obtenue en ajoutant un attribut <text:span text:style-name="Teletype">title</text:span> au lien en question, comme suit :</text:p>
      <text:p text:style-name="Standard">&lt;h2&gt;42 passagers d’un TGV bloqués pendant 13 heures et 37 minutes&lt;/h2&gt;</text:p>
      <text:p text:style-name="Standard">&lt;p&gt;Du texte introduisant l’article&lt;/p&gt;</text:p>
      <text:p text:style-name="Standard">&lt;p&gt;&lt;a href="URL-de-l-article.html" title="42 passagers d’un TGV bloqués pendant 13 heures et 37 minutes, lire la suite"&gt;Lire la suite&lt;/a&gt;&lt;/p&gt;</text:p>
      <text:p text:style-name="Standard"/>
      <text:p text:style-name="Standard">Ces deux exemples valident le critère de succès 2.2.4 des WCAG 2.0, ainsi que (pour ceux qui s’en tiennent aux méthodes d’application des WCAG 2.0) le <text:a xlink:type="simple" xlink:href="http://www.accessiweb.org/index.php/accessiweb_2.2_liste_generale.html#crit-6-1"><text:span text:style-name="Definition">critère 6.1 du référentiel Accessiweb, de niveau Bronze</text:span></text:a> et le <text:a xlink:type="simple" xlink:href="http://www.rgaa.net/Possibilite-d-identifier-la.html"><text:span text:style-name="Definition">test 6.13 du RGAA, de niveau A</text:span></text:a>.</text:p>
      <text:p text:style-name="Text_20_body">Prenons un autre exemple :</text:p>
      <text:p text:style-name="Standard">&lt;p&gt;Pour connaître toutes nos promotions sur nos billets de train, &lt;a href="URL-des-promotions.html"&gt;cliquez ici&lt;/a&gt;.&lt;/p&gt;</text:p>
      <text:p text:style-name="Standard"/>
      <text:p text:style-name="Standard">Le lien <text:span text:style-name="T4">cliquez</text:span><text:span text:style-name="T4"> </text:span><text:span text:style-name="T4">ici</text:span> est explicite grâce à la phrase dans laquelle il se trouve. Elle donne à entendre que, si l’on clique, c’est bel et bien pour atterrir sur une ressource parlant longuement de toutes les promotions sur les billets de train. Une fois encore, le critère de succès 2.2.4 des WCAG est validé, ainsi que les critères et tests des méthodes d’application qui s’y rapportent.</text:p>
      <text:p text:style-name="Text_20_body">Autre exemple :</text:p>
      <text:p text:style-name="Standard">&lt;p&gt;Pour rester à l’affût, vous pouvez :&lt;/p&gt;</text:p>
      <text:p text:style-name="Standard">&lt;ul&gt;</text:p>
      <text:p text:style-name="Standard"><text:s text:c="4"/>&lt;li&gt;vous inscrire à notre &lt;span lang="en"&gt;newsletter&lt;/span&gt;,&lt;/li&gt;</text:p>
      <text:p text:style-name="Standard"><text:s text:c="4"/>&lt;li&gt;vous abonner à notre flux de syndication,&lt;/li&gt;</text:p>
      <text:p text:style-name="Standard"><text:s text:c="4"/>&lt;li&gt;suivre Le Train de 13h37 sur &lt;a href="URL-du-compte-Twitter"&gt;Twitter&lt;/a&gt; ou &lt;a href="URL-du-compte-Facebook"&gt;Facebook&lt;/a&gt;.&lt;/li&gt;</text:p>
      <text:p text:style-name="Standard">&lt;/ul&gt;</text:p>
      <text:p text:style-name="Standard"/>
      <text:p text:style-name="Standard"><text:soft-page-break/>Les deux liens sont explicites grâce au contexte fourni par le contenu de l’élément <text:span text:style-name="Teletype">li</text:span>, qui donne à entendre que, lorsqu’on suit ces liens, on atterrira vers le compte que possède Le Train de 13h37 sur ces réseaux sociaux, et non vers la page d’accueil de ces derniers. Une fois encore, le critère de succès 2.2.4 des WCAG est validé, ainsi que les critères et tests des méthodes d’application qui s’y rapportent. À noter que, si le lien est contenu dans une liste imbriquée, l’élément <text:span text:style-name="Teletype">li</text:span> parent de l’élément <text:span text:style-name="Teletype">ol</text:span> ou <text:span text:style-name="Teletype">ul</text:span> imbriqué est lui aussi pris en compte dans la fourniture du contexte de lien.</text:p>
      <text:p text:style-name="Text_20_body">Certains s’émerveilleront d’une telle prise en compte du contexte pour évaluer le caractère explicite ou non d’un lien, cependant que d’autres grinceront des dents, considérant une telle disposition comme une régression de la part des WCAG 2.0. Pourtant, il est toujours possible de sortir du contexte, si j’ose dire.</text:p>
      <text:h text:style-name="Heading_20_2" text:outline-level="2">Liens explicites hors contexte : en quête du confort maximal</text:h>
      <text:p text:style-name="Standard">Les WCAG 2.0 maintiennent la règle selon laquelle l’intitulé du lien seul doit être explicite hors contexte, l’attribut <text:span text:style-name="Teletype">title</text:span> étant, le cas échéant, pris en compte. Mais cette règle figure dans le <text:a xlink:type="simple" xlink:href="http://www.w3.org/Translations/WCAG20-fr/#navigation-mechanisms-link"><text:span text:style-name="Definition">critère de succès 2.4.9</text:span></text:a>, qui est maintenant de niveau AAA (qui est le niveau maximal, correspondant à un niveau d’accessibilité améliorée).</text:p>
      <text:p text:style-name="Text_20_body">À ce niveau d’accessibilité, et selon ce critère de succès, il est incontestable que, dans le bout de code suivant :</text:p>
      <text:p text:style-name="Standard">&lt;h2&gt;42 passagers d’un TGV bloqués pendant 13 heures et 37 minutes&lt;/h2&gt;</text:p>
      <text:p text:style-name="Standard">&lt;p&gt;Du texte introduisant l’article&lt;/p&gt;</text:p>
      <text:p text:style-name="Standard">&lt;p&gt;&lt;a href="URL-de-l-article.html"&gt;Lire la suite&lt;/a&gt;&lt;/p&gt;</text:p>
      <text:p text:style-name="Standard">Le lien <text:span text:style-name="T4">lire</text:span><text:span text:style-name="T4"> </text:span><text:span text:style-name="T4">la</text:span><text:span text:style-name="T4"> </text:span><text:span text:style-name="T4">suite</text:span> n’est pas du tout explicite hors contexte. Il en est de même pour le lien <text:span text:style-name="T4">cliquez</text:span><text:span text:style-name="T4"> </text:span><text:span text:style-name="T4">ici</text:span> dans :</text:p>
      <text:p text:style-name="Standard">&lt;p&gt;Pour connaître toutes nos promotions sur nos billets de train, &lt;a href="URL-des-promotions.html"&gt;cliquez ici&lt;/a&gt;.&lt;/p&gt;</text:p>
      <text:p text:style-name="Standard"/>
      <text:p text:style-name="Standard">En revanche, le lien <text:span text:style-name="T4">lire</text:span><text:span text:style-name="T4"> </text:span><text:span text:style-name="T4">la</text:span><text:span text:style-name="T4"> </text:span><text:span text:style-name="T4">suite</text:span> du premier exemple, s’il est accompagné d’un attribut <text:span text:style-name="Teletype">title="42 passagers d’un TGV bloqués pendant 13 heures et 37 minutes, lire la suite"</text:span> (qui reprend donc l’intitulé de l’élément <text:span text:style-name="Teletype">h2</text:span> qui le précède), demeure explicite une fois isolé de son contexte.</text:p>
      <text:p text:style-name="Text_20_body">Cela dit, le recours à l’attribut <text:span text:style-name="Teletype">title</text:span> pour rendre un lien explicite hors contexte, aussi valable soit-il, pose un problème délicat : d’une part, parce qu’un lecteur d’écran peut être configuré pour ne pas restituer le contenu de cet attribut et, d’autre part, parce que l’infobulle prévue par les navigateurs graphiques pour afficher le contenu de cet attribut ne s’affiche pas si l’utilisateur navigue au clavier. Pour pallier cet écueil, la <text:a xlink:type="simple" xlink:href="http://www.w3.org/TR/2012/NOTE-WCAG20-TECHS-20120103/C7"><text:span text:style-name="Definition">technique suffisante C7 des WCAG 2.0</text:span></text:a> propose d’insérer le complément d’information qui convient à l’attribut <text:span text:style-name="Teletype">title</text:span> du lien dans le contenu du lien (entre les balises <text:span text:style-name="Teletype">&lt;a&gt;</text:span> et <text:span text:style-name="Teletype">&lt;/a&gt;</text:span>) et de le masquer en CSS, sachant qu’un texte masqué en CSS dans de telles conditions, pour qu’il soit restitué par les lecteurs d’écran, ne doit pas l’être au moyen d’une déclaration <text:span text:style-name="Teletype">display: none</text:span> ou <text:span text:style-name="Teletype">visibility: hidden</text:span>. Cette technique, appliquée aux exemples de code précédents, donnerait les résultats suivants :</text:p>
      <text:p text:style-name="Standard">&lt;h2&gt;42 passagers d’un TGV bloqués pendant 13 heures et 37 minutes&lt;/h2&gt;</text:p>
      <text:p text:style-name="Standard">&lt;p&gt;Du texte introduisant l’article&lt;/p&gt;</text:p>
      <text:p text:style-name="Standard">&lt;p&gt;&lt;a href="URL-de-l-article.html"&gt;&lt;span class="visually-hidden"&gt;42 passagers d’un TGV bloqués pendant 13 heures et 37 minutes,&lt;/span&gt; Lire la suite&lt;/a&gt;&lt;/p&gt;</text:p>
      <text:p text:style-name="Standard"><text:soft-page-break/></text:p>
      <text:p text:style-name="Standard">&lt;p&gt;Pour connaître toutes nos promotions sur nos billets de train, &lt;a href="promotions.html"&gt;cliquez ici &lt;span class="visually-hidden"&gt;pour connaître toutes nos promotions sur nos billets de train&lt;/span&gt;&lt;/a&gt;.&lt;/p&gt;</text:p>
      <text:p text:style-name="Standard"/>
      <text:p text:style-name="Standard">&lt;p&gt;Pour rester à l’affût, vous pouvez :&lt;/p&gt;</text:p>
      <text:p text:style-name="Standard">&lt;ul&gt;</text:p>
      <text:p text:style-name="Standard"><text:s text:c="4"/>&lt;li&gt;vous inscrire à notre &lt;span lang="en"&gt;newsletter&lt;/span&gt;,&lt;/li&gt;</text:p>
      <text:p text:style-name="Standard"><text:s text:c="4"/>&lt;li&gt;vous abonner à notre flux de syndication,&lt;/li&gt;</text:p>
      <text:p text:style-name="Standard"><text:s text:c="4"/>&lt;li&gt;suivre Le Train de 13h37 sur &lt;a href="URL-du-compte-Twitter"&gt;&lt;span class="visually-hidden"&gt;suivre Le Train de 13h37 sur&lt;/span&gt; Twitter&lt;/a&gt; ou &lt;a href="URL-du-compte-Facebook"&gt;&lt;span class="visually-hidden"&gt;suivre Le Train de 13h37 sur&lt;/span&gt; Facebook&lt;/a&gt;.&lt;/li&gt;</text:p>
      <text:p text:style-name="Standard">&lt;/ul&gt;</text:p>
      <text:p text:style-name="Standard">Avec le code CSS pour masquer de façon accessible les portions de lien explicitant le contexte, mais incompatibles avec des contraintes éditoriales privilégiant la concision visuelle des liens et le <text:span text:style-name="T4">call</text:span><text:span text:style-name="T4"> </text:span><text:span text:style-name="T4">to</text:span><text:span text:style-name="T4"> </text:span><text:span text:style-name="T4">action</text:span> :</text:p>
      <text:p text:style-name="Standard">.visually-hidden {</text:p>
      <text:p text:style-name="Standard"><text:s text:c="4"/>position: absolute;</text:p>
      <text:p text:style-name="Standard"><text:s text:c="4"/>left: -10000em;</text:p>
      <text:p text:style-name="Standard">}</text:p>
      <text:p text:style-name="Standard"/>
      <text:p text:style-name="Standard">Je ne donne pas tort à ceux qui trouveront lourd un tel procédé pour rendre les liens on ne peut plus explicites hors contexte. Toutefois, il ne faut pas perdre de vue que l’exigence d’explicitation hors contexte figure dans un critère de succès des WCAG 2.0 <text:span text:style-name="T5">de niveau AAA</text:span>, niveau reflété par les méthodes d’application Accessiweb (<text:a xlink:type="simple" xlink:href="http://www.accessiweb.org/index.php/accessiweb_2.2_liste_generale.html#crit-6-3"><text:span text:style-name="Definition">critère 6.3, de niveau Or</text:span></text:a>) et RGAA (<text:a xlink:type="simple" xlink:href="http://www.rgaa.net/Possibilite-d-identifier-la,93.html"><text:span text:style-name="Definition">test 6.14, de niveau AAA</text:span></text:a>). Autrement dit, cela relève de l’amélioration de l’accessibilité, le niveau normal d’accessibilité correspondant au niveau AA des WCAG 2.0 et le niveau A constituant, quant à lui, le minimum syndical de l’accessibilité, pour ainsi dire. Par ailleurs, les WCAG 2.0 disent clairement, à propos de <text:a xlink:type="simple" xlink:href="http://www.w3.org/Translations/WCAG20-fr/#conformance-reqs"><text:span text:style-name="Definition">l’exigence de conformité</text:span></text:a> :</text:p>
      <text:p text:style-name="Standard"/>
      <text:p text:style-name="P4">il n’est pas recommandé de se fixer le niveau AAA comme objectif à l’échelle de sites entiers car il n’est pas possible de satisfaire à tous les critères de succès du niveau AAA pour certains contenus.</text:p>
      <text:h text:style-name="Heading_20_2" text:outline-level="2">Conclusion</text:h>
      <text:p text:style-name="Standard">Ainsi, grâce au contexte de lien, il est parfaitement possible de concilier des liens dont le caractère explicite ne va pas de soi (comme <text:span text:style-name="T4">lire</text:span><text:span text:style-name="T4"> </text:span><text:span text:style-name="T4">la</text:span><text:span text:style-name="T4"> </text:span><text:span text:style-name="T4">suite</text:span>, <text:span text:style-name="T4">cliquer</text:span><text:span text:style-name="T4"> </text:span><text:span text:style-name="T4">ici</text:span> ou <text:span text:style-name="T4">en</text:span><text:span text:style-name="T4"> </text:span><text:span text:style-name="T4">savoir</text:span><text:span text:style-name="T4"> </text:span><text:span text:style-name="T4">plus</text:span>) et l’accessibilité, à partir du moment où ce contexte est correctement structuré dans des éléments ou attributs qui le rendent éligible à l’explicitation de ces liens. Même si l’idéal reste de rendre les liens explicites hors contexte, il faut savoir établir des compromis acceptables qui laissent plus de chances à la réussite d’une démarche réaliste d’amélioration progressive et continue de l’accessibilité que l’obsession d’un objectif quasi illusoire d’une accessibilité à 100 %, au niveau AAA et à tout prix, obsession porteuse du risque de se casser la figure à un moment ou à un autre, à vouloir faire les choses trop bien du premier coup.</text:p>
      <text:p text:style-name="Text_20_body"><text:soft-page-break/>Enfin, que vous vous basiez sur le contexte de lien ou non, ne perdez jamais de vue qu’un lien explicite permet à l’utilisateur d’en comprendre la fonction et la destination et que tout lien identique doit avoir la même fonction et la même destination. Et, même si les WCAG 2.0 en font un cas particulier auquel les règles que j’ai rappelées dans cet article ne s’appliquent pas, tâchez de ne pas cultiver de liens ambigus pour tout le monde.</text:p>
      <text:h text:style-name="Heading_20_1" text:outline-level="1">À propos de l’auteur</text:h>
      <text:p text:style-name="Standard">Victor Brito est intégrateur (X)HTML / CSS indépendant. Expert Accessiweb en évaluation, il s’implique dans l’univers de l’accessibilité du Web, notamment en participant à la relecture du référentiel Accessiweb et des notices AcceDe PDF et AcceDe Web.</text:p>
      <text:list xml:id="list215780065169259428" text:style-name="L2">
        <text:list-item>
          <text:p text:style-name="P6"><text:a xlink:type="simple" xlink:href="https://twitter.com/victorbritopro"><text:span text:style-name="Definition">@victorbritopro</text:span></text:a></text:p>
        </text:list-item>
        <text:list-item>
          <text:p text:style-name="P6"><text:a xlink:type="simple" xlink:href="http://www.victor-brito.fr/"><text:span text:style-name="Teletype">http://www.victor-brito.f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6"><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22T11:58:53</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7" meta:paragraph-count="83" meta:word-count="2089" meta:character-count="13144" meta:non-whitespace-character-count="11112"/>
  </office:meta>
</office:document-meta>
</file>